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8d0b" officeooo:paragraph-rsid="000d8d0b"/>
    </style:style>
    <style:style style:name="P2" style:family="paragraph" style:parent-style-name="Standard">
      <style:text-properties officeooo:rsid="000debc1" officeooo:paragraph-rsid="000debc1"/>
    </style:style>
    <style:style style:name="T1" style:family="text">
      <style:text-properties officeooo:rsid="000debc1"/>
    </style:style>
    <style:style style:name="T2" style:family="text">
      <style:text-properties officeooo:rsid="001026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>This project has set up <text:s/>Ollama Large Language Model inside Docker using Docker Composed.</text:p>
      <text:p text:style-name="P1">Inside the Ollama I have put 2 Models LLama3.1 and Qwen2.5 Models.</text:p>
      <text:p text:style-name="P1">Models are stored in a persistent Docker volume, allowing reuse across container restarts.<text:line-break/>The Ollama server is exposed on host port 11434 for interaction from the host machine.</text:p>
      <text:p text:style-name="P1"/>
      <text:p text:style-name="P1"/>
      <text:p text:style-name="P1"><text:tab/>Firstly I started by making a directory called project2</text:p>
      <text:p text:style-name="P1"><text:tab/><text:tab/>mkdir ~/Desktop/project2</text:p>
      <text:p text:style-name="P1"><text:tab/><text:tab/>cd ~/Desktop/project2</text:p>
      <text:p text:style-name="P1"><text:tab/> <text:span text:style-name="T1">Second, I made the </text:span><text:span text:style-name="T2">docker Compose file .yml</text:span><text:span text:style-name="T1">,</text:span></text:p>
      <text:p text:style-name="P1"><text:tab/><text:tab/>docker-compose.yml</text:p>
      <text:p text:style-name="P1"><text:tab/><text:tab/><text:tab/>services:</text:p>
      <text:p text:style-name="P1"><text:s text:c="2"/><text:tab/><text:tab/><text:tab/> <text:s text:c="2"/>ollama:</text:p>
      <text:p text:style-name="P1"><text:s text:c="4"/><text:tab/><text:tab/><text:tab/><text:tab/>image: ollama/ollama:latest</text:p>
      <text:p text:style-name="P1"><text:s text:c="3"/><text:tab/><text:tab/><text:tab/><text:tab/>container_name: ollama</text:p>
      <text:p text:style-name="P1"><text:s text:c="4"/><text:tab/><text:tab/><text:tab/><text:tab/>restart: unless-stopped</text:p>
      <text:p text:style-name="P1"><text:s text:c="4"/><text:tab/><text:tab/><text:tab/><text:tab/>ports:</text:p>
      <text:p text:style-name="P1"><text:s text:c="4"/><text:tab/><text:tab/><text:tab/> <text:s/><text:tab/> <text:s text:c="3"/>- "11434:11434"</text:p>
      <text:p text:style-name="P1"><text:s/><text:tab/><text:tab/><text:tab/><text:tab/>volumes:</text:p>
      <text:p text:style-name="P1"><text:s text:c="4"/><text:tab/><text:tab/><text:tab/> <text:s/><text:tab/> <text:s text:c="3"/>- ollama-data:/root/.ollama</text:p>
      <text:p text:style-name="P1"/>
      <text:p text:style-name="P1"><text:tab/><text:tab/><text:tab/>volumes:</text:p>
      <text:p text:style-name="P1"><text:s text:c="2"/><text:tab/><text:tab/><text:tab/> <text:s text:c="3"/>ollama-data:</text:p>
      <text:p text:style-name="P1"><text:tab/>Then I pulled and created Ollama container and volume ollama_data</text:p>
      <text:p text:style-name="P1"><text:tab/><text:tab/>sudo docker compose up -d</text:p>
      <text:p text:style-name="P1"><text:tab/></text:p>
      <text:p text:style-name="P1"><text:tab/>And entered the Container,</text:p>
      <text:p text:style-name="P1"><text:tab/><text:tab/>sudo docker exec -it ollama bash</text:p>
      <text:p text:style-name="P1"><text:tab/><text:tab/></text:p>
      <text:p text:style-name="P1"><text:tab/><text:span text:style-name="T1">Once I Entered the Container I pulled both models Llama3.1 and Qwen2.5</text:span></text:p>
      <text:p text:style-name="P1"><text:tab/><text:tab/>ollama <text:span text:style-name="T2">pull</text:span> qwen2.5</text:p>
      <text:p text:style-name="P1"><text:tab/><text:tab/>ollama <text:span text:style-name="T2">pull</text:span> llama3.1</text:p>
      <text:p text:style-name="P2"><text:tab/></text:p>
      <text:p text:style-name="P2"><text:tab/>And then I tested and ran the models,</text:p>
      <text:p text:style-name="P2"><text:tab/><text:tab/>ollama run qwen2.5</text:p>
      <text:p text:style-name="P2"><text:tab/><text:tab/>ollama run llama3.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5:57:53.139066281</meta:creation-date>
    <meta:editing-duration>PT1M6S</meta:editing-duration>
    <meta:editing-cycles>2</meta:editing-cycles>
    <meta:generator>LibreOffice/7.3.7.2$Linux_X86_64 LibreOffice_project/30$Build-2</meta:generator>
    <dc:date>2025-11-25T15:58:58.187686751</dc:date>
    <meta:document-statistic meta:table-count="0" meta:image-count="0" meta:object-count="0" meta:page-count="1" meta:paragraph-count="32" meta:word-count="149" meta:character-count="1105" meta:non-whitespace-character-count="868"/>
  </office:meta>
</office:document-meta>
</file>